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53cm"/>
          <style:tab-stop style:position="9.208cm"/>
        </style:tab-stops>
      </style:paragraph-properties>
      <style:text-properties officeooo:paragraph-rsid="001561fe"/>
    </style:style>
    <style:style style:name="P2" style:family="paragraph" style:parent-style-name="Standard">
      <style:paragraph-properties>
        <style:tab-stops>
          <style:tab-stop style:position="0.953cm"/>
        </style:tab-stops>
      </style:paragraph-properties>
      <style:text-properties officeooo:paragraph-rsid="001561fe"/>
    </style:style>
    <style:style style:name="P3" style:family="paragraph" style:parent-style-name="Standard">
      <style:paragraph-properties>
        <style:tab-stops>
          <style:tab-stop style:position="0.953cm"/>
        </style:tab-stops>
      </style:paragraph-properties>
      <style:text-properties fo:language="en" fo:country="US" officeooo:paragraph-rsid="001561fe" style:language-asian="fr" style:country-asian="FR"/>
    </style:style>
    <style:style style:name="T1" style:family="text">
      <style:text-properties fo:language="en" fo:country="US" style:language-asian="fr" style:country-asian="FR"/>
    </style:style>
    <style:style style:name="T2" style:family="text">
      <style:text-properties fo:language="en" fo:country="US" officeooo:rsid="001561fe" style:language-asian="fr" style:country-asian="FR"/>
    </style:style>
    <style:style style:name="T3" style:family="text">
      <style:text-properties fo:language="en" fo:country="US" fo:font-weight="bold" style:language-asian="fr" style:country-asian="FR" style:font-weight-asian="bold"/>
    </style:style>
    <style:style style:name="T4" style:family="text">
      <style:text-properties fo:language="en" fo:country="US" style:text-underline-style="solid" style:text-underline-width="auto" style:text-underline-color="font-color" fo:font-weight="bold" style:language-asian="fr" style:country-asian="FR" style:font-weight-asian="bold"/>
    </style:style>
    <style:style style:name="T5" style:family="text">
      <style:text-properties style:text-position="super 58%" fo:language="en" fo:country="US" style:language-asian="fr" style:country-asian="FR"/>
    </style:style>
    <style:style style:name="T6" style:family="text">
      <style:text-properties fo:language="en" fo:country="GB" officeooo:rsid="001561fe" style:language-asian="fr" style:country-asian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<text:s/></text:span><text:span text:style-name="T4">Write down the following numbers and figures in letters</text:span><text:span text:style-name="T1"> (8)</text:span></text:p>
      <text:p text:style-name="P3" loext:marker-style-name="T1"/>
      <text:p text:style-name="P1"><text:span text:style-name="T1">8,003 : </text:span><text:span text:style-name="T2">eight thousand and </text:span><text:span text:style-name="T6">three</text:span><text:span text:style-name="T1"><text:tab/>4,567 :<text:tab/></text:span><text:span text:style-name="T6">four thousand, five hundred and <text:s/><text:tab/><text:tab/><text:tab/><text:tab/>sixty seven</text:span><text:span text:style-name="T1"> </text:span></text:p>
      <text:p text:style-name="P3" loext:marker-style-name="T1"/>
      <text:p text:style-name="P1"><text:span text:style-name="T1">2008 : </text:span><text:span text:style-name="T6">two thousand and eight</text:span><text:span text:style-name="T1"><text:tab/>the 2</text:span><text:span text:style-name="T5">nd</text:span><text:span text:style-name="T1"> : </text:span><text:span text:style-name="T6">the second</text:span></text:p>
      <text:p text:style-name="P3" loext:marker-style-name="T1"/>
      <text:p text:style-name="P1"><text:span text:style-name="T1">the 22</text:span><text:span text:style-name="T5">nd</text:span><text:span text:style-name="T1"> century : </text:span><text:span text:style-name="T6">the twenty second century</text:span><text:span text:style-name="T1"><text:tab/>6,030 : <text:s text:c="2"/></text:span><text:span text:style-name="T6">six thousand and thirty</text:span></text:p>
      <text:p text:style-name="P3" loext:marker-style-name="T1"/>
      <text:p text:style-name="P1"><text:span text:style-name="T1">1/3 <text:s/>:<text:tab/> </text:span><text:span text:style-name="T6">one third/ a third</text:span><text:span text:style-name="T1"><text:tab/>£ 313 : </text:span><text:span text:style-name="T6">three hundred and thirteen pounds</text:span></text:p>
      <text:p text:style-name="P3" loext:marker-style-name="T1"/>
      <text:p text:style-name="P1"><text:span text:style-name="T1">4/5 <text:s/>:<text:tab/> </text:span><text:span text:style-name="T6">four fifths </text:span><text:span text:style-name="T1"><text:tab/>$ 80,600 : </text:span><text:span text:style-name="T6">eighty thousand, six hundred <text:tab/><text:tab/><text:tab/><text:tab/><text:tab/>dollars</text:span></text:p>
      <text:p text:style-name="P3" loext:marker-style-name="T1"/>
      <text:p text:style-name="P1"><text:span text:style-name="T1">8,000,000,000 : </text:span><text:span text:style-name="T6">eight billion</text:span><text:span text:style-name="T1"><text:tab/>€ 4.40 : </text:span><text:span text:style-name="T6">four euros fourty </text:span></text:p>
      <text:p text:style-name="P3" loext:marker-style-name="T1"/>
      <text:p text:style-name="P1"><text:span text:style-name="T1">250 :<text:tab/></text:span><text:span text:style-name="T6">two hundred and fifty</text:span><text:span text:style-name="T1"><text:tab/>10% : </text:span><text:span text:style-name="T6">ten percent </text:span></text:p>
      <text:p text:style-name="P3" loext:marker-style-name="T1"/>
      <text:p text:style-name="P1" loext:marker-style-name="T1"><text:span text:style-name="T1">7,600 : </text:span><text:span text:style-name="T6">seven thousand, six hundred</text:span><text:span text:style-name="T1"><text:tab/>88°F : </text:span><text:span text:style-name="T6">eighty eight degrees fahrenhe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7:20:02.627000000</meta:creation-date>
    <dc:date>2025-01-14T17:27:28.355000000</dc:date>
    <meta:editing-duration>PT7M26S</meta:editing-duration>
    <meta:editing-cycles>1</meta:editing-cycles>
    <meta:document-statistic meta:table-count="0" meta:image-count="0" meta:object-count="0" meta:page-count="1" meta:paragraph-count="9" meta:word-count="108" meta:character-count="596" meta:non-whitespace-character-count="476"/>
    <meta:generator>LibreOffice/7.6.5.2$Windows_X86_64 LibreOffice_project/38d5f62f85355c192ef5f1dd47c5c0c0c6d6598b</meta:generator>
  </office:meta>
</office:document-meta>
</file>